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44f7" officeooo:paragraph-rsid="001f44f7"/>
    </style:style>
    <style:style style:name="P2" style:family="paragraph" style:parent-style-name="Standard">
      <style:text-properties style:text-underline-style="solid" style:text-underline-width="auto" style:text-underline-color="font-color" officeooo:rsid="001f44f7" officeooo:paragraph-rsid="001f44f7"/>
    </style:style>
    <style:style style:name="P3" style:family="paragraph" style:parent-style-name="Standard">
      <style:text-properties fo:font-weight="bold" officeooo:rsid="001f44f7" officeooo:paragraph-rsid="0020f7fa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Proccessadores OFFLINE <text:s text:c="42"/>Processadors ONLINE</text:p>
      <text:p text:style-name="Standard"/>
      <text:section text:style-name="Sect1" text:name="Sección1">
        <text:p text:style-name="P1"/>
        <text:p text:style-name="P1">Word</text:p>
        <text:p text:style-name="P1">Libreoffice</text:p>
        <text:p text:style-name="P1">WPS 2019</text:p>
        <text:p text:style-name="P1">Apache OpenOffice</text:p>
        <text:p text:style-name="P2"/>
        <text:p text:style-name="P1"/>
        <text:p text:style-name="P1">Documents de google</text:p>
        <text:p text:style-name="P1">Kdrive</text:p>
        <text:p text:style-name="P1">Dropbox paper</text:p>
        <text:p text:style-name="P1">Stack Edit</text:p>
        <text:p text:style-name="P1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9:54:20.733792102</meta:creation-date>
    <dc:date>2023-11-29T20:03:43.206054194</dc:date>
    <meta:editing-duration>PT9M2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9" meta:word-count="18" meta:character-count="172" meta:non-whitespace-character-count="121"/>
  </office:meta>
</office:document-meta>
</file>